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antarell" fo:font-size="12pt" style:font-size-asian="12pt" style:font-size-complex="12pt"/>
    </style:style>
    <style:style style:name="P3" style:family="paragraph" style:parent-style-name="Standard">
      <style:text-properties style:font-name="Cantarel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nline_v2–Servo test with actual hardware in SSL lab.</text:p>
      <text:p text:style-name="P1"/>
      <text:p text:style-name="P1">Date <text:s/>: 22/12/2014 Time : 11.40 AM to 12.30 PM </text:p>
      <text:p text:style-name="P1"/>
      <text:p text:style-name="P1">Test done by : Mr. Thiyagu &amp; Mr. Raju</text:p>
      <text:p text:style-name="P1"/>
      <text:p text:style-name="P1">PC104 Card with servo program kept in SSL lab with actual hardware connected.</text:p>
      <text:p text:style-name="P1"/>
      <text:p text:style-name="P1">PC104 card IP : 192.168.8.42 </text:p>
      <text:p text:style-name="P1"/>
      <text:p text:style-name="P1">Online_v2 server IP : 192.168.8.45</text:p>
      <text:p text:style-name="P2"/>
      <text:p text:style-name="P2">############# SERVER WANTING FOR CLIENT CONNECTION #####</text:p>
      <text:p text:style-name="P3"><text:s/>ACCEPTED CONNECTION C00 Servo System 192.168.8.42</text:p>
      <text:p text:style-name="P2">SERVO thread opened succesfully=&gt; 0</text:p>
      <text:p text:style-name="P2"/>
      <text:p text:style-name="P1">C00 servo hold</text:p>
      <text:p text:style-name="P2"></text:p>
      <text:p text:style-name="P2"><text:s/>CMD[0] =&gt; C00</text:p>
      <text:p text:style-name="P2"><text:s/>CMD[1] =&gt; servo</text:p>
      <text:p text:style-name="P2"><text:s/>CMD[2] =&gt; hold</text:p>
      <text:p text:style-name="P2">Command for C00 ANTENNA</text:p>
      <text:p text:style-name="P2">ANTENNA C00 C00</text:p>
      <text:p text:style-name="P2">System <text:s/>servo</text:p>
      <text:p text:style-name="P2">OP NAME <text:s/>hold</text:p>
      <text:p text:style-name="P2">********** hold</text:p>
      <text:p text:style-name="P2"><text:s/>###### Element in Command Queue servo</text:p>
      <text:p text:style-name="P2">we wrote on the socket 12 <text:s/>servo hold</text:p>
      <text:p text:style-name="P2">ax B</text:p>
      <text:p text:style-name="P2"><text:s/>Size of Struct is ######## 1126</text:p>
      <text:p text:style-name="P2"><text:s/>INSERTING in Command Queue servo</text:p>
      <text:p text:style-name="P2"></text:p>
      <text:p text:style-name="P2"><text:s/>&gt;&gt; we wrote on the socket 12 22-Dec-2014 12:03:03 servo hold</text:p>
      <text:p text:style-name="P2">ax B</text:p>
      <text:p text:style-name="P2"><text:s/>Size of Struct is ######## 1126</text:p>
      <text:p text:style-name="P2"><text:s/>Size of Response Struct is ######## 2192</text:p>
      <text:p text:style-name="P2">SEQ number is 12</text:p>
      <text:p text:style-name="P2">Timestamp is 22-Dec-2014 12:03:03</text:p>
      <text:p text:style-name="P2">System name is servo</text:p>
      <text:p text:style-name="P2">Response code is 1</text:p>
      <text:p text:style-name="P2">Response type is 1</text:p>
      <text:p text:style-name="P2"><text:soft-page-break/>Command Received</text:p>
      <text:p text:style-name="P2">Command Received</text:p>
      <text:p text:style-name="P2"><text:s/>Writing IMMEDIATE to ONLINE from SERVO THREAD SUCCESSFUL</text:p>
      <text:p text:style-name="P2"><text:s/>Size of Response Struct is ######## 2192</text:p>
      <text:p text:style-name="P2">SEQ number is 12</text:p>
      <text:p text:style-name="P2">Timestamp is 22-Dec-2014 12:03:03</text:p>
      <text:p text:style-name="P2">System name is servo</text:p>
      <text:p text:style-name="P2">Response code is 2</text:p>
      <text:p text:style-name="P2">Response type is 1</text:p>
      <text:p text:style-name="P2">Servo Final Resp: Command SUCCESS</text:p>
      <text:p text:style-name="P2">Servo Final Resp: Command SUCCESS</text:p>
      <text:p text:style-name="P2"><text:s/>Writing FINAL RESPONSE to ONLINE from SERVO THREAD SUCCESSFUL</text:p>
      <text:p text:style-name="P2"/>
      <text:p text:style-name="P1">C00 servo track</text:p>
      <text:p text:style-name="P2"></text:p>
      <text:p text:style-name="P2"><text:s/>CMD[0] =&gt; C00</text:p>
      <text:p text:style-name="P2"><text:s/>CMD[1] =&gt; servo</text:p>
      <text:p text:style-name="P2"><text:s/>CMD[2] =&gt; track</text:p>
      <text:p text:style-name="P2">Command for C00 ANTENNA</text:p>
      <text:p text:style-name="P2">ANTENNA C00 C00</text:p>
      <text:p text:style-name="P2">System <text:s/>servo</text:p>
      <text:p text:style-name="P2">OP NAME <text:s/>track</text:p>
      <text:p text:style-name="P2">********** track</text:p>
      <text:p text:style-name="P2"><text:s/>###### Element in Command Queue servo</text:p>
      <text:p text:style-name="P2">we wrote on the socket 11 <text:s/>servo track</text:p>
      <text:p text:style-name="P2">ax B</text:p>
      <text:p text:style-name="P2">time 15:30:00</text:p>
      <text:p text:style-name="P2">ang1 180:00:00</text:p>
      <text:p text:style-name="P2">ang2 19:00:00</text:p>
      <text:p text:style-name="P2"><text:s/>Size of Struct is ######## 1126</text:p>
      <text:p text:style-name="P2"><text:s/>INSERTING in Command Queue servo</text:p>
      <text:p text:style-name="P2"></text:p>
      <text:p text:style-name="P2"><text:s/>&gt;&gt; we wrote on the socket 11 22-Dec-2014 12:03:12 servo track</text:p>
      <text:p text:style-name="P2">ax B</text:p>
      <text:p text:style-name="P2">time 15:30:00</text:p>
      <text:p text:style-name="P2">ang1 180:00:00</text:p>
      <text:p text:style-name="P2">ang2 19:00:00</text:p>
      <text:p text:style-name="P2"><text:s/>Size of Struct is ######## 1126</text:p>
      <text:p text:style-name="P2"><text:s/>Size of Response Struct is ######## 2192</text:p>
      <text:p text:style-name="P2">SEQ number is 11</text:p>
      <text:p text:style-name="P2">Timestamp is 22-Dec-2014 12:03:12</text:p>
      <text:p text:style-name="P2">System name is servo</text:p>
      <text:p text:style-name="P2"><text:soft-page-break/>Response code is 1</text:p>
      <text:p text:style-name="P2">Response type is 1</text:p>
      <text:p text:style-name="P2">Command Received</text:p>
      <text:p text:style-name="P2">Command Received</text:p>
      <text:p text:style-name="P2"><text:s/>Writing IMMEDIATE to ONLINE from SERVO THREAD SUCCESSFUL</text:p>
      <text:p text:style-name="P2"><text:s/>Size of Response Struct is ######## 2192</text:p>
      <text:p text:style-name="P2">SEQ number is 11</text:p>
      <text:p text:style-name="P2">Timestamp is 22-Dec-2014 12:03:12</text:p>
      <text:p text:style-name="P2">System name is servo</text:p>
      <text:p text:style-name="P2">Response code is 2</text:p>
      <text:p text:style-name="P2">Response type is 2</text:p>
      <text:p text:style-name="P2">Servo Final Resp: Command IRREVELENT <text:span text:style-name="T4"><text:s/>// As elevation axis was not there</text:span></text:p>
      <text:p text:style-name="P2">Servo Final Resp: Command IRREVELENT </text:p>
      <text:p text:style-name="P2"><text:s/>Writing FINAL RESPONSE to ONLINE from SERVO THREAD SUCCESSFUL</text:p>
      <text:p text:style-name="P2"/>
      <text:p text:style-name="P1">C00 servo readanavar</text:p>
      <text:p text:style-name="P2"></text:p>
      <text:p text:style-name="P2"><text:s/>CMD[0] =&gt; C00</text:p>
      <text:p text:style-name="P2"><text:s/>CMD[1] =&gt; servo</text:p>
      <text:p text:style-name="P2"><text:s/>CMD[2] =&gt; readanavar</text:p>
      <text:p text:style-name="P2">Command for C00 ANTENNA</text:p>
      <text:p text:style-name="P2">ANTENNA C00 C00</text:p>
      <text:p text:style-name="P2">System <text:s/>servo</text:p>
      <text:p text:style-name="P2">OP NAME <text:s/>readanavar</text:p>
      <text:p text:style-name="P2">readanavar</text:p>
      <text:p text:style-name="P2"><text:s/>###### Element in Command Queue servo</text:p>
      <text:p text:style-name="P2">we wrote on the socket 21 <text:s/>servo readanavar</text:p>
      <text:p text:style-name="P2"><text:s/>Size of Struct is ######## 1126</text:p>
      <text:p text:style-name="P2"><text:s/>INSERTING in Command Queue servo</text:p>
      <text:p text:style-name="P2"></text:p>
      <text:p text:style-name="P2"><text:s/>&gt;&gt; we wrote on the socket 21 22-Dec-2014 12:03:41 servo readanavar</text:p>
      <text:p text:style-name="P2"><text:s/>Size of Struct is ######## 1126</text:p>
      <text:p text:style-name="P2"><text:s/>Size of Response Struct is ######## 2192</text:p>
      <text:p text:style-name="P2">SEQ number is 21</text:p>
      <text:p text:style-name="P2">Timestamp is 22-Dec-2014 12:03:41</text:p>
      <text:p text:style-name="P2">System name is servo</text:p>
      <text:p text:style-name="P2">Response code is 1</text:p>
      <text:p text:style-name="P2">Response type is 1</text:p>
      <text:p text:style-name="P2">Command Received</text:p>
      <text:p text:style-name="P2">Command Received</text:p>
      <text:p text:style-name="P2"><text:s/>Writing IMMEDIATE to ONLINE from SERVO THREAD SUCCESSFUL</text:p>
      <text:p text:style-name="P2"><text:s/>Size of Response Struct is ######## 2192</text:p>
      <text:p text:style-name="P2"><text:soft-page-break/>SEQ number is 21</text:p>
      <text:p text:style-name="P2">Timestamp is 22-Dec-2014 12:03:41</text:p>
      <text:p text:style-name="P2">System name is servo</text:p>
      <text:p text:style-name="P2">Response code is 4</text:p>
      <text:p text:style-name="P2">Response type is 1</text:p>
      <text:p text:style-name="P2">Servo Analog Data</text:p>
      <text:p text:style-name="P2">time</text:p>
      <text:p text:style-name="P2">14:59:00</text:p>
      <text:p text:style-name="P2">az_motor1_current</text:p>
      <text:p text:style-name="P2">+0001.2695</text:p>
      <text:p text:style-name="P2">az_motor2_current</text:p>
      <text:p text:style-name="P2">+0001.2695</text:p>
      <text:p text:style-name="P2">az_tacho1</text:p>
      <text:p text:style-name="P2">+0001.1484</text:p>
      <text:p text:style-name="P2">az_tacho2</text:p>
      <text:p text:style-name="P2">+0001.1484</text:p>
      <text:p text:style-name="P2">el_motor1_current</text:p>
      <text:p text:style-name="P2">+0001.2695</text:p>
      <text:p text:style-name="P2">el_motor2_current</text:p>
      <text:p text:style-name="P2">+0001.2695</text:p>
      <text:p text:style-name="P2">el_tacho1</text:p>
      <text:p text:style-name="P2">+0001.1484</text:p>
      <text:p text:style-name="P2">el_tacho2</text:p>
      <text:p text:style-name="P2">+0001.1484</text:p>
      <text:p text:style-name="P2"><text:s/>Writing FINAL RESPONSE to ONLINE from SERVO THREAD SUCCESSFUL</text:p>
      <text:p text:style-name="P2"/>
      <text:p text:style-name="P3">C00 servo readdigvar</text:p>
      <text:p text:style-name="P2"></text:p>
      <text:p text:style-name="P2"><text:s/>CMD[0] =&gt; C00</text:p>
      <text:p text:style-name="P2"><text:s/>CMD[1] =&gt; servo</text:p>
      <text:p text:style-name="P2"><text:s/>CMD[2] =&gt; readdigvar</text:p>
      <text:p text:style-name="P2">Command for C00 ANTENNA</text:p>
      <text:p text:style-name="P2">ANTENNA C00 C00</text:p>
      <text:p text:style-name="P2">System <text:s/>servo</text:p>
      <text:p text:style-name="P2">OP NAME <text:s/>readdigvar</text:p>
      <text:p text:style-name="P2">readdigvar</text:p>
      <text:p text:style-name="P2"><text:s/>###### Element in Command Queue servo</text:p>
      <text:p text:style-name="P2">we wrote on the socket 22 <text:s/>servo readdigvar</text:p>
      <text:p text:style-name="P2"><text:s/>Size of Struct is ######## 1126</text:p>
      <text:p text:style-name="P2"><text:s/>INSERTING in Command Queue servo</text:p>
      <text:p text:style-name="P2"></text:p>
      <text:p text:style-name="P2"><text:s/>&gt;&gt; we wrote on the socket 22 22-Dec-2014 12:04:46 servo readdigvar</text:p>
      <text:p text:style-name="P2"><text:soft-page-break/><text:s/>Size of Struct is ######## 1126</text:p>
      <text:p text:style-name="P2"><text:s/>Size of Response Struct is ######## 2192</text:p>
      <text:p text:style-name="P2">SEQ number is 22</text:p>
      <text:p text:style-name="P2">Timestamp is 22-Dec-2014 12:04:46</text:p>
      <text:p text:style-name="P2">System name is servo</text:p>
      <text:p text:style-name="P2">Response code is 1</text:p>
      <text:p text:style-name="P2">Response type is 1</text:p>
      <text:p text:style-name="P2">Command Received</text:p>
      <text:p text:style-name="P2">Command Received</text:p>
      <text:p text:style-name="P2"><text:s/>Writing IMMEDIATE to ONLINE from SERVO THREAD SUCCESSFUL</text:p>
      <text:p text:style-name="P2"><text:s/>Size of Response Struct is ######## 2192</text:p>
      <text:p text:style-name="P2">SEQ number is 22</text:p>
      <text:p text:style-name="P2">Timestamp is 22-Dec-2014 12:04:46</text:p>
      <text:p text:style-name="P2">System name is servo</text:p>
      <text:p text:style-name="P2">Response code is 4</text:p>
      <text:p text:style-name="P2">Response type is 1</text:p>
      <text:p text:style-name="P2">Servo Digital Status</text:p>
      <text:p text:style-name="P2">time</text:p>
      <text:p text:style-name="P2">15:00:05</text:p>
      <text:p text:style-name="P2">az_run</text:p>
      <text:p text:style-name="P2">1</text:p>
      <text:p text:style-name="P2">az_aol</text:p>
      <text:p text:style-name="P2">0</text:p>
      <text:p text:style-name="P2">az_brk</text:p>
      <text:p text:style-name="P2">0</text:p>
      <text:p text:style-name="P2">az_ccp</text:p>
      <text:p text:style-name="P2">0</text:p>
      <text:p text:style-name="P2">az_ccf</text:p>
      <text:p text:style-name="P2">0</text:p>
      <text:p text:style-name="P2">az_cpl</text:p>
      <text:p text:style-name="P2">0</text:p>
      <text:p text:style-name="P2">az_cfl</text:p>
      <text:p text:style-name="P2">0</text:p>
      <text:p text:style-name="P2">az_cwr</text:p>
      <text:p text:style-name="P2">1</text:p>
      <text:p text:style-name="P2">az_enc</text:p>
      <text:p text:style-name="P2">0</text:p>
      <text:p text:style-name="P2">az_ac</text:p>
      <text:p text:style-name="P2">1</text:p>
      <text:p text:style-name="P2">el_run</text:p>
      <text:p text:style-name="P2">1</text:p>
      <text:p text:style-name="P2">el_aol</text:p>
      <text:p text:style-name="P2"><text:soft-page-break/>0</text:p>
      <text:p text:style-name="P2">el_brk</text:p>
      <text:p text:style-name="P2">0</text:p>
      <text:p text:style-name="P2">el_dnp</text:p>
      <text:p text:style-name="P2">1</text:p>
      <text:p text:style-name="P2">el_dnf</text:p>
      <text:p text:style-name="P2">1</text:p>
      <text:p text:style-name="P2">el_upp</text:p>
      <text:p text:style-name="P2">0</text:p>
      <text:p text:style-name="P2">el_upf</text:p>
      <text:p text:style-name="P2">0</text:p>
      <text:p text:style-name="P2">el_std</text:p>
      <text:p text:style-name="P2">0</text:p>
      <text:p text:style-name="P2">el_str</text:p>
      <text:p text:style-name="P2">1</text:p>
      <text:p text:style-name="P2">el_stp</text:p>
      <text:p text:style-name="P2">0</text:p>
      <text:p text:style-name="P2">el_enc</text:p>
      <text:p text:style-name="P2">0</text:p>
      <text:p text:style-name="P2">el_ac</text:p>
      <text:p text:style-name="P2">1</text:p>
      <text:p text:style-name="P2">mode</text:p>
      <text:p text:style-name="P2">REMOTE</text:p>
      <text:p text:style-name="P2">w50</text:p>
      <text:p text:style-name="P2">0</text:p>
      <text:p text:style-name="P2">w80</text:p>
      <text:p text:style-name="P2">0</text:p>
      <text:p text:style-name="P2">pos</text:p>
      <text:p text:style-name="P2"><text:s/></text:p>
      <text:p text:style-name="P2">trk</text:p>
      <text:p text:style-name="P2">TRACKING</text:p>
      <text:p text:style-name="P2">slw</text:p>
      <text:p text:style-name="P2"><text:s/></text:p>
      <text:p text:style-name="P2">ssc</text:p>
      <text:p text:style-name="P2">1</text:p>
      <text:p text:style-name="P2">dc</text:p>
      <text:p text:style-name="P2">0</text:p>
      <text:p text:style-name="P2"><text:s/>Writing FINAL RESPONSE to ONLINE from SERVO THREAD SUCCESSFUL</text:p>
      <text:p text:style-name="P2"/>
      <text:p text:style-name="P2"/>
      <text:p text:style-name="P2"/>
      <text:p text:style-name="P2"/>
      <text:p text:style-name="P1"><text:soft-page-break/>C00 servo abort</text:p>
      <text:p text:style-name="P2"></text:p>
      <text:p text:style-name="P2"><text:s/>CMD[0] =&gt; C00</text:p>
      <text:p text:style-name="P2"><text:s/>CMD[1] =&gt; servo</text:p>
      <text:p text:style-name="P2"><text:s/>CMD[2] =&gt; abort</text:p>
      <text:p text:style-name="P2">Command for C00 ANTENNA</text:p>
      <text:p text:style-name="P2">ANTENNA C00 C00</text:p>
      <text:p text:style-name="P2">System <text:s/>servo</text:p>
      <text:p text:style-name="P2">OP NAME <text:s/>abort</text:p>
      <text:p text:style-name="P2">abort</text:p>
      <text:p text:style-name="P2"><text:s/>###### Element in Command Queue servo</text:p>
      <text:p text:style-name="P2">we wrote on the socket 18 <text:s/>servo abort</text:p>
      <text:p text:style-name="P2"><text:s/>Size of Struct is ######## 1126</text:p>
      <text:p text:style-name="P2"><text:s/>INSERTING in Command Queue servo</text:p>
      <text:p text:style-name="P2"></text:p>
      <text:p text:style-name="P2"><text:s/>&gt;&gt; we wrote on the socket 18 22-Dec-2014 12:05:40 servo abort</text:p>
      <text:p text:style-name="P2"><text:s/>Size of Struct is ######## 1126</text:p>
      <text:p text:style-name="P2"><text:s/>Size of Response Struct is ######## 2192</text:p>
      <text:p text:style-name="P2">SEQ number is 18</text:p>
      <text:p text:style-name="P2">Timestamp is 22-Dec-2014 12:05:40</text:p>
      <text:p text:style-name="P2">System name is servo</text:p>
      <text:p text:style-name="P2">Response code is 1</text:p>
      <text:p text:style-name="P2">Response type is 1</text:p>
      <text:p text:style-name="P2">Command Received</text:p>
      <text:p text:style-name="P2">Command Received</text:p>
      <text:p text:style-name="P2"><text:s/>Writing IMMEDIATE to ONLINE from SERVO THREAD SUCCESSFUL</text:p>
      <text:p text:style-name="P2"><text:s/>Size of Response Struct is ######## 2192</text:p>
      <text:p text:style-name="P2">SEQ number is 18</text:p>
      <text:p text:style-name="P2">Timestamp is 22-Dec-2014 12:05:40</text:p>
      <text:p text:style-name="P2">System name is servo</text:p>
      <text:p text:style-name="P2">Response code is 2</text:p>
      <text:p text:style-name="P2">Response type is 2</text:p>
      <text:p text:style-name="P2">Servo Final Resp: Command IRREVELENT</text:p>
      <text:p text:style-name="P2">Servo Final Resp: Command IRREVELENT</text:p>
      <text:p text:style-name="P2"><text:s/>Writing FINAL RESPONSE to ONLINE from SERVO THREAD SUCCESSFUL</text:p>
      <text:p text:style-name="P2"/>
      <text:p text:style-name="P1">C00 servo position</text:p>
      <text:p text:style-name="P2"></text:p>
      <text:p text:style-name="P2"><text:s/>CMD[0] =&gt; C00</text:p>
      <text:p text:style-name="P2"><text:s/>CMD[1] =&gt; servo</text:p>
      <text:p text:style-name="P2"><text:s/>CMD[2] =&gt; position</text:p>
      <text:p text:style-name="P2">Command for C00 ANTENNA</text:p>
      <text:p text:style-name="P2"><text:soft-page-break/>ANTENNA C00 C00</text:p>
      <text:p text:style-name="P2">System <text:s/>servo</text:p>
      <text:p text:style-name="P2">OP NAME <text:s/>position</text:p>
      <text:p text:style-name="P2">********** position</text:p>
      <text:p text:style-name="P2"><text:s/>###### Element in Command Queue servo</text:p>
      <text:p text:style-name="P2">we wrote on the socket 13 <text:s/>servo position</text:p>
      <text:p text:style-name="P2">ax B</text:p>
      <text:p text:style-name="P2">ang1 90:00:00</text:p>
      <text:p text:style-name="P2">ang2 45:00:00</text:p>
      <text:p text:style-name="P2"><text:s/>Size of Struct is ######## 1126</text:p>
      <text:p text:style-name="P2"><text:s/>INSERTING in Command Queue servo</text:p>
      <text:p text:style-name="P2"></text:p>
      <text:p text:style-name="P2"><text:s/>&gt;&gt; we wrote on the socket 13 22-Dec-2014 12:06:06 servo position</text:p>
      <text:p text:style-name="P2">ax B</text:p>
      <text:p text:style-name="P2">ang1 90:00:00</text:p>
      <text:p text:style-name="P2">ang2 45:00:00</text:p>
      <text:p text:style-name="P2"><text:s/>Size of Struct is ######## 1126</text:p>
      <text:p text:style-name="P2"><text:s/>Size of Response Struct is ######## 2192</text:p>
      <text:p text:style-name="P2">SEQ number is 13</text:p>
      <text:p text:style-name="P2">Timestamp is 22-Dec-2014 12:06:06</text:p>
      <text:p text:style-name="P2">System name is servo</text:p>
      <text:p text:style-name="P2">Response code is 1</text:p>
      <text:p text:style-name="P2">Response type is 1</text:p>
      <text:p text:style-name="P2">Command Received</text:p>
      <text:p text:style-name="P2">Command Received</text:p>
      <text:p text:style-name="P2"><text:s/>Writing IMMEDIATE to ONLINE from SERVO THREAD SUCCESSFUL</text:p>
      <text:p text:style-name="P2"><text:s/>Size of Response Struct is ######## 2192</text:p>
      <text:p text:style-name="P2">SEQ number is 13</text:p>
      <text:p text:style-name="P2">Timestamp is 22-Dec-2014 12:06:06</text:p>
      <text:p text:style-name="P2">System name is servo</text:p>
      <text:p text:style-name="P2">Response code is 2</text:p>
      <text:p text:style-name="P2">Response type is 2</text:p>
      <text:p text:style-name="P2">Servo Final Resp: Command IRREVELENT</text:p>
      <text:p text:style-name="P2">Servo Final Resp: Command IRREVELENT</text:p>
      <text:p text:style-name="P2"><text:s/>Writing FINAL RESPONSE to ONLINE from SERVO THREAD SUCCESSFUL</text:p>
      <text:p text:style-name="P2"/>
      <text:p text:style-name="P1">C00 servo readangles</text:p>
      <text:p text:style-name="P2"></text:p>
      <text:p text:style-name="P2"><text:s/>CMD[0] =&gt; C00</text:p>
      <text:p text:style-name="P2"><text:s/>CMD[1] =&gt; servo</text:p>
      <text:p text:style-name="P2"><text:s/>CMD[2] =&gt; readangles</text:p>
      <text:p text:style-name="P2">Command for C00 ANTENNA</text:p>
      <text:p text:style-name="P2"><text:soft-page-break/>ANTENNA C00 C00</text:p>
      <text:p text:style-name="P2">System <text:s/>servo</text:p>
      <text:p text:style-name="P2">OP NAME <text:s/>readangles</text:p>
      <text:p text:style-name="P2">readangles</text:p>
      <text:p text:style-name="P2"><text:s/>###### Element in Command Queue servo</text:p>
      <text:p text:style-name="P2">we wrote on the socket 20 <text:s/>servo readangles</text:p>
      <text:p text:style-name="P2"><text:s/>Size of Struct is ######## 1126</text:p>
      <text:p text:style-name="P2"><text:s/>INSERTING in Command Queue servo</text:p>
      <text:p text:style-name="P2"></text:p>
      <text:p text:style-name="P2"><text:s/>&gt;&gt; we wrote on the socket 20 22-Dec-2014 12:07:11 servo readangles</text:p>
      <text:p text:style-name="P2"><text:s/>Size of Struct is ######## 1126</text:p>
      <text:p text:style-name="P2"><text:s/>Size of Response Struct is ######## 2192</text:p>
      <text:p text:style-name="P2">SEQ number is 20</text:p>
      <text:p text:style-name="P2">Timestamp is 22-Dec-2014 12:07:11</text:p>
      <text:p text:style-name="P2">System name is servo</text:p>
      <text:p text:style-name="P2">Response code is 1</text:p>
      <text:p text:style-name="P2">Response type is 1</text:p>
      <text:p text:style-name="P2">Command Received</text:p>
      <text:p text:style-name="P2">Command Received</text:p>
      <text:p text:style-name="P2"><text:s/>Writing IMMEDIATE to ONLINE from SERVO THREAD SUCCESSFUL</text:p>
      <text:p text:style-name="P2"><text:s/>Size of Response Struct is ######## 2192</text:p>
      <text:p text:style-name="P2">SEQ number is 20</text:p>
      <text:p text:style-name="P2">Timestamp is 22-Dec-2014 12:07:11</text:p>
      <text:p text:style-name="P2">System name is servo</text:p>
      <text:p text:style-name="P2">Response code is 4</text:p>
      <text:p text:style-name="P2">Response type is 1</text:p>
      <text:p text:style-name="P2">Servo Angles Data</text:p>
      <text:p text:style-name="P2">time</text:p>
      <text:p text:style-name="P2">15:02:30</text:p>
      <text:p text:style-name="P2">az_cp</text:p>
      <text:p text:style-name="P2">+001:58:40</text:p>
      <text:p text:style-name="P2">az_tp</text:p>
      <text:p text:style-name="P2">+090:00:00</text:p>
      <text:p text:style-name="P2">el_cp</text:p>
      <text:p text:style-name="P2">-001:58:40</text:p>
      <text:p text:style-name="P2">el_tp</text:p>
      <text:p text:style-name="P2">-001:58:40</text:p>
      <text:p text:style-name="P2"><text:s/>Writing FINAL RESPONSE to ONLINE from SERVO THREAD SUCCESSFUL</text:p>
      <text:p text:style-name="P2"/>
      <text:p text:style-name="P2"/>
      <text:p text:style-name="P2"/>
      <text:p text:style-name="P2"/>
      <text:p text:style-name="P1"><text:soft-page-break/>C00 servo stop</text:p>
      <text:p text:style-name="P2"></text:p>
      <text:p text:style-name="P2"><text:s/>CMD[0] =&gt; C00</text:p>
      <text:p text:style-name="P2"><text:s/>CMD[1] =&gt; servo</text:p>
      <text:p text:style-name="P2"><text:s/>CMD[2] =&gt; stop</text:p>
      <text:p text:style-name="P2">Command for C00 ANTENNA</text:p>
      <text:p text:style-name="P2">ANTENNA C00 C00</text:p>
      <text:p text:style-name="P2">System <text:s/>servo</text:p>
      <text:p text:style-name="P2">OP NAME <text:s/>stop</text:p>
      <text:p text:style-name="P2">********** stop</text:p>
      <text:p text:style-name="P2"><text:s/>###### Element in Command Queue servo</text:p>
      <text:p text:style-name="P2">we wrote on the socket 14 <text:s/>servo stop</text:p>
      <text:p text:style-name="P2">ax B</text:p>
      <text:p text:style-name="P2"><text:s/>Size of Struct is ######## 1126</text:p>
      <text:p text:style-name="P2"><text:s/>INSERTING in Command Queue servo</text:p>
      <text:p text:style-name="P2"></text:p>
      <text:p text:style-name="P2"><text:s/>&gt;&gt; we wrote on the socket 14 22-Dec-2014 12:08:00 servo stop</text:p>
      <text:p text:style-name="P2">ax B</text:p>
      <text:p text:style-name="P2"><text:s/>Size of Struct is ######## 1126</text:p>
      <text:p text:style-name="P2"><text:s/>Size of Response Struct is ######## 2192</text:p>
      <text:p text:style-name="P2">SEQ number is 14</text:p>
      <text:p text:style-name="P2">Timestamp is 22-Dec-2014 12:08:00</text:p>
      <text:p text:style-name="P2">System name is servo</text:p>
      <text:p text:style-name="P2">Response code is 1</text:p>
      <text:p text:style-name="P2">Response type is 1</text:p>
      <text:p text:style-name="P2">Command Received</text:p>
      <text:p text:style-name="P2">Command Received</text:p>
      <text:p text:style-name="P2"><text:s/>Writing IMMEDIATE to ONLINE from SERVO THREAD SUCCESSFUL</text:p>
      <text:p text:style-name="P2"><text:s/>Size of Response Struct is ######## 2192</text:p>
      <text:p text:style-name="P2">SEQ number is 14</text:p>
      <text:p text:style-name="P2">Timestamp is 22-Dec-2014 12:08:00</text:p>
      <text:p text:style-name="P2">System name is servo</text:p>
      <text:p text:style-name="P2">Response code is 2</text:p>
      <text:p text:style-name="P2">Response type is 2</text:p>
      <text:p text:style-name="P2">Servo Final Resp: Command IRREVELENT</text:p>
      <text:p text:style-name="P2">Servo Final Resp: Command IRREVELENT</text:p>
      <text:p text:style-name="P2"><text:s/>Writing FINAL RESPONSE to ONLINE from SERVO THREAD SUCCESSFUL</text:p>
      <text:p text:style-name="P2"/>
      <text:p text:style-name="P2"/>
      <text:p text:style-name="P2"/>
      <text:p text:style-name="P2"/>
      <text:p text:style-name="P2"/>
      <text:p text:style-name="P1"><text:soft-page-break/>C00 servo readantstatus</text:p>
      <text:p text:style-name="P2"></text:p>
      <text:p text:style-name="P2"><text:s/>CMD[0] =&gt; C00</text:p>
      <text:p text:style-name="P2"><text:s/>CMD[1] =&gt; servo</text:p>
      <text:p text:style-name="P2"><text:s/>CMD[2] =&gt; readantstatus</text:p>
      <text:p text:style-name="P2">Command for C00 ANTENNA</text:p>
      <text:p text:style-name="P2">ANTENNA C00 C00</text:p>
      <text:p text:style-name="P2">System <text:s/>servo</text:p>
      <text:p text:style-name="P2">OP NAME <text:s/>readantstatus</text:p>
      <text:p text:style-name="P2">readantstatus</text:p>
      <text:p text:style-name="P2"><text:s/>###### Element in Command Queue servo</text:p>
      <text:p text:style-name="P2">we wrote on the socket 24 <text:s/>servo readantstatus</text:p>
      <text:p text:style-name="P2"><text:s/>Size of Struct is ######## 1126</text:p>
      <text:p text:style-name="P2"><text:s/>INSERTING in Command Queue servo</text:p>
      <text:p text:style-name="P2"></text:p>
      <text:p text:style-name="P2"><text:s/>&gt;&gt; we wrote on the socket 24 22-Dec-2014 12:08:29 servo readantstatus</text:p>
      <text:p text:style-name="P2"><text:s/>Size of Struct is ######## 1126</text:p>
      <text:p text:style-name="P2"><text:s/>Size of Response Struct is ######## 2192</text:p>
      <text:p text:style-name="P2">SEQ number is 24</text:p>
      <text:p text:style-name="P2">Timestamp is 22-Dec-2014 12:08:29</text:p>
      <text:p text:style-name="P2">System name is servo</text:p>
      <text:p text:style-name="P2">Response code is 1</text:p>
      <text:p text:style-name="P2">Response type is 1</text:p>
      <text:p text:style-name="P2">Command Received</text:p>
      <text:p text:style-name="P2">Command Received</text:p>
      <text:p text:style-name="P2"><text:s/>Writing IMMEDIATE to ONLINE from SERVO THREAD SUCCESSFUL</text:p>
      <text:p text:style-name="P2"><text:s/>Size of Response Struct is ######## 2192</text:p>
      <text:p text:style-name="P2">SEQ number is 24</text:p>
      <text:p text:style-name="P2">Timestamp is 22-Dec-2014 12:08:29</text:p>
      <text:p text:style-name="P2">System name is servo</text:p>
      <text:p text:style-name="P2">Response code is 4</text:p>
      <text:p text:style-name="P2">Response type is 1</text:p>
      <text:p text:style-name="P2">Servo Anatenna State</text:p>
      <text:p text:style-name="P2">time</text:p>
      <text:p text:style-name="P2">15:03:48</text:p>
      <text:p text:style-name="P2">az_state</text:p>
      <text:p text:style-name="P2">StwRlsBkd</text:p>
      <text:p text:style-name="P2">el_state</text:p>
      <text:p text:style-name="P2">StwRlsBkd</text:p>
      <text:p text:style-name="P2"><text:s/>Writing FINAL RESPONSE to ONLINE from SERVO THREAD SUCCESSFUL</text:p>
      <text:p text:style-name="P2"/>
      <text:p text:style-name="P2"/>
      <text:p text:style-name="P1"><text:soft-page-break/>C00 servo readversion</text:p>
      <text:p text:style-name="P2"></text:p>
      <text:p text:style-name="P2"><text:s/>CMD[0] =&gt; C00</text:p>
      <text:p text:style-name="P2"><text:s/>CMD[1] =&gt; servo</text:p>
      <text:p text:style-name="P2"><text:s/>CMD[2] =&gt; readversion</text:p>
      <text:p text:style-name="P2">Command for C00 ANTENNA</text:p>
      <text:p text:style-name="P2">ANTENNA C00 C00</text:p>
      <text:p text:style-name="P2">System <text:s/>servo</text:p>
      <text:p text:style-name="P2">OP NAME <text:s/>readversion</text:p>
      <text:p text:style-name="P2">readversion</text:p>
      <text:p text:style-name="P2"><text:s/>###### Element in Command Queue servo</text:p>
      <text:p text:style-name="P2">we wrote on the socket 25 <text:s/>servo readversion</text:p>
      <text:p text:style-name="P2"><text:s/>Size of Struct is ######## 1126</text:p>
      <text:p text:style-name="P2"><text:s/>INSERTING in Command Queue servo</text:p>
      <text:p text:style-name="P2"></text:p>
      <text:p text:style-name="P2"><text:s/>&gt;&gt; we wrote on the socket 25 22-Dec-2014 12:09:54 servo readversion</text:p>
      <text:p text:style-name="P2"><text:s/>Size of Struct is ######## 1126</text:p>
      <text:p text:style-name="P2"><text:s/>Size of Response Struct is ######## 2192</text:p>
      <text:p text:style-name="P2">SEQ number is 25</text:p>
      <text:p text:style-name="P2">Timestamp is 22-Dec-2014 12:09:54</text:p>
      <text:p text:style-name="P2">System name is servo</text:p>
      <text:p text:style-name="P2">Response code is 1</text:p>
      <text:p text:style-name="P2">Response type is 1</text:p>
      <text:p text:style-name="P2">Command Received</text:p>
      <text:p text:style-name="P2">Command Received</text:p>
      <text:p text:style-name="P2"><text:s/>Writing IMMEDIATE to ONLINE from SERVO THREAD SUCCESSFUL</text:p>
      <text:p text:style-name="P2"><text:s/>Size of Response Struct is ######## 2192</text:p>
      <text:p text:style-name="P2">SEQ number is 25</text:p>
      <text:p text:style-name="P2">Timestamp is 22-Dec-2014 12:09:54</text:p>
      <text:p text:style-name="P2">System name is servo</text:p>
      <text:p text:style-name="P2">Response code is 4</text:p>
      <text:p text:style-name="P2">Response type is 1</text:p>
      <text:p text:style-name="P2">Servo Software Version</text:p>
      <text:p text:style-name="P2">time</text:p>
      <text:p text:style-name="P2">15:05:13</text:p>
      <text:p text:style-name="P2">Version</text:p>
      <text:p text:style-name="P2">2.6</text:p>
      <text:p text:style-name="P2">Station Number</text:p>
      <text:p text:style-name="P2">C10</text:p>
      <text:p text:style-name="P2"><text:s/>Writing FINAL RESPONSE to ONLINE from SERVO THREAD SUCCESSFUL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12-22T13:51:39</meta:creation-date>
    <dc:date>2014-12-22T14:03:19</dc:date>
    <dc:creator>teleset </dc:creator>
    <meta:editing-duration>PT11M41S</meta:editing-duration>
    <meta:editing-cycles>14</meta:editing-cycles>
    <meta:generator>LibreOffice/3.4$Linux LibreOffice_project/340m1$Build-602</meta:generator>
    <meta:document-statistic meta:table-count="0" meta:image-count="0" meta:object-count="0" meta:page-count="12" meta:paragraph-count="474" meta:word-count="1701" meta:character-count="10412" meta:non-whitespace-character-count="8537"/>
  </office:meta>
</office:document-meta>
</file>